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harles D. Spivak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19, 1891</text:p>
      <text:p text:style-name="P5">Month<text:tab/><text:tab/><text:tab/><text:tab/><text:tab/><text:tab/>August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The Rev. Dr S. Morais/</text:p>
      <text:p text:style-name="P2"><text:tab/><text:span text:style-name="T2">546 N. 5th st</text:span>/</text:p>
      <text:p text:style-name="P2">546 N. Fifth st./</text:p>
      <text:p text:style-name="P2"><text:tab/>Philadelphia Philada/</text:p>
      <text:p text:style-name="P2"/>
      <text:p text:style-name="P2">[Page 2]</text:p>
      <text:p text:style-name="P3">August 19 1891./</text:p>
      <text:p text:style-name="P2">Esteemed Dr. Morais./</text:p>
      <text:p text:style-name="P2">I have not at hand the original/ minutes of that meeting; from this in origi-/nal minutes I learn that the meeting took place/ on August 22' 1890. <text:s/>I think it is correct./ <text:s/>Yours Truly,/ Chas. D. Spiva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2:37:24.69</meta:creation-date>
    <meta:document-statistic meta:table-count="0" meta:image-count="0" meta:object-count="0" meta:page-count="2" meta:paragraph-count="69" meta:word-count="228" meta:character-count="1600"/>
    <dc:date>2011-11-28T12:41:43.88</dc:date>
    <dc:creator>Penn Libraries</dc:creator>
    <meta:editing-duration>PT00H04M19S</meta:editing-duration>
    <meta:editing-cycles>1</meta:editing-cycles>
    <meta:generator>OpenOffice.org/3.2$Win32 OpenOffice.org_project/320m12$Build-9483</meta:generator>
  </office:meta>
</office:document-meta>
</file>